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8.0938in" fo:margin-left="-0.9875in" fo:margin-top="0in" fo:margin-bottom="0in" table:align="left" style:writing-mode="lr-tb"/>
    </style:style>
    <style:style style:name="Table1.A" style:family="table-column">
      <style:table-column-properties style:column-width="0.4896in"/>
    </style:style>
    <style:style style:name="Table1.B" style:family="table-column">
      <style:table-column-properties style:column-width="3.0097in"/>
    </style:style>
    <style:style style:name="Table1.C" style:family="table-column">
      <style:table-column-properties style:column-width="0.8125in"/>
    </style:style>
    <style:style style:name="Table1.D" style:family="table-column">
      <style:table-column-properties style:column-width="0.8438in"/>
    </style:style>
    <style:style style:name="Table1.E" style:family="table-column">
      <style:table-column-properties style:column-width="0.4792in"/>
    </style:style>
    <style:style style:name="Table1.F" style:family="table-column">
      <style:table-column-properties style:column-width="0.7701in"/>
    </style:style>
    <style:style style:name="Table1.G" style:family="table-column">
      <style:table-column-properties style:column-width="0.8854in"/>
    </style:style>
    <style:style style:name="Table1.H" style:family="table-column">
      <style:table-column-properties style:column-width="0.8021in"/>
    </style:style>
    <style:style style:name="Table1.1" style:family="table-row">
      <style:table-row-properties style:min-row-height="0.4722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2" style:family="table">
      <style:table-properties style:width="7.9792in" fo:margin-left="-0.9569in" fo:margin-top="0in" fo:margin-bottom="0in" table:align="left" style:writing-mode="lr-tb"/>
    </style:style>
    <style:style style:name="Table2.A" style:family="table-column">
      <style:table-column-properties style:column-width="0.3438in"/>
    </style:style>
    <style:style style:name="Table2.B" style:family="table-column">
      <style:table-column-properties style:column-width="1.5618in"/>
    </style:style>
    <style:style style:name="Table2.C" style:family="table-column">
      <style:table-column-properties style:column-width="6.0736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2.3" style:family="table-row">
      <style:table-row-properties style:min-row-height="2.6528in" fo:keep-together="auto"/>
    </style:style>
    <style:style style:name="Table2.4" style:family="table-row">
      <style:table-row-properties style:min-row-height="2.6944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4" style:family="paragraph" style:parent-style-name="Standard">
      <style:paragraph-properties fo:margin-top="0in" fo:margin-bottom="0in" loext:contextual-spacing="false" fo:line-height="100%"/>
      <style:text-properties style:text-underline-style="solid" style:text-underline-width="auto" style:text-underline-color="font-color" fo:font-weight="bold" style:font-weight-asian="bold"/>
    </style:style>
    <style:style style:name="P5" style:family="paragraph" style:parent-style-name="Standard">
      <style:paragraph-properties fo:margin-top="0in" fo:margin-bottom="0in" loext:contextual-spacing="false"/>
      <style:text-properties fo:color="#ff0000"/>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fo:line-height="100%" fo:text-align="justify" style:justify-single-word="false" fo:orphans="0" fo:widows="0"/>
    </style:style>
    <style:style style:name="P8" style:family="paragraph" style:parent-style-name="Standard">
      <style:paragraph-properties fo:margin-top="0in" fo:margin-bottom="0in" loext:contextual-spacing="false" fo:line-height="100%" fo:text-align="center" style:justify-single-word="false" fo:orphans="0" fo:widows="0"/>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text-underline-style="solid" style:text-underline-width="auto" style:text-underline-color="font-color" fo:font-weight="bold" style:font-weight-asian="bold"/>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text-underline-style="solid" style:text-underline-width="auto" style:text-underline-color="font-color" fo:font-weight="bold" style:font-weight-asian="bold"/>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weight="bold" style:font-weight-asian="bold"/>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none"/>
    </style:style>
    <style:style style:name="T4" style:family="text">
      <style:text-properties fo:color="#ff0000"/>
    </style:style>
    <style:style style:name="T5"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achine Learning Methods for Computer Security</text:span></text:p>
      <text:p text:style-name="P1"/>
      <text:p text:style-name="P1"><text:span text:style-name="T2">1. Introduction (2 pages) </text:span></text:p>
      <text:p text:style-name="P2"/>
      <text:p text:style-name="P1"><text:span text:style-name="T2">1.1 Context </text:span></text:p>
      <text:p text:style-name="P3"/>
      <text:p text:style-name="P1">The machine learning and computer security make general context of this article which focuses on three main points to know: machine learning for computer security, secure learning, and future applications of secure learning.</text:p>
      <text:p text:style-name="P1"/>
      <text:p text:style-name="P2"/>
      <text:p text:style-name="P1"><text:span text:style-name="T2">1.2 Background </text:span></text:p>
      <text:p text:style-name="P3"/>
      <text:p text:style-name="P1"><text:span text:style-name="T1">Machine learning</text:span> is the subfield of computer science that gives computers the ability to learn without being explicitly programmed.</text:p>
      <text:p text:style-name="P1"/>
      <text:p text:style-name="P1"><text:span text:style-name="T1">Computer security</text:span>, also known as <text:span text:style-name="T1">cybersecurity</text:span> or <text:span text:style-name="T1">IT security</text:span>, is the protection of computer systems from the theft or damage to the hardware, software or the information on them, as well as from disruption or misdirection of the services they provide.</text:p>
      <text:p text:style-name="P1"/>
      <text:p text:style-name="P1"><text:span text:style-name="T1">Adversarial machine learning</text:span> is a research field that lies at the intersection of machine learning and computer security. It aims to enable the safe adoption of machine learning techniques in adversarial settings like spam filtering, malware detection and biometric recognition.</text:p>
      <text:p text:style-name="P1"/>
      <text:p text:style-name="P1">This document summarizes the presentations and working groups held at the 2012 “Machine Learning Methods for Computer Security” Dagstuhl Perspectives Workshop. Sections 3, 4 and 5 summarize the invited presentations held by the workshop’s participants. Section 6 then provides a short summary of the topics discussed by each of the workshop’s</text:p>
      <text:p text:style-name="P2"/>
      <text:p text:style-name="P1"><text:span text:style-name="T2">1.3 Problem and research questions </text:span></text:p>
      <text:p text:style-name="P3"><text:soft-page-break/></text:p>
      <text:list xml:id="list4078200194683968063" text:style-name="WWNum2">
        <text:list-item>
          <text:p text:style-name="P10">Machine learning for security: What security problems can machine learning best help to solve? What scenarios are they ill-suited for?</text:p>
        </text:list-item>
        <text:list-item>
          <text:p text:style-name="P10">Secure machine learning: What are the theoretical limitations of worst-case attacks</text:p>
        </text:list-item>
      </text:list>
      <text:p text:style-name="P1">against learning algorithms under diﬀerent constraints? How can these constraints be used in practice for protecting learning methods against adversarial data?</text:p>
      <text:list xml:id="list7759331602530868774" text:style-name="WWNum1">
        <text:list-item>
          <text:p text:style-name="P11">Secure learning beyond security: What are existing and emerging non-security</text:p>
        </text:list-item>
      </text:list>
      <text:p text:style-name="P1">applications where learning techniques are used and can potentially be exposed to adversarial data? What experience from these applications can be used for development</text:p>
      <text:p text:style-name="P1">of general methodology of secure learning?</text:p>
      <text:p text:style-name="P5"/>
      <text:p text:style-name="P2"/>
      <text:p text:style-name="P2"/>
      <text:p text:style-name="P2"/>
      <text:p text:style-name="P2"/>
      <text:p text:style-name="P2"/>
      <text:p text:style-name="P2"/>
      <text:p text:style-name="P2"/>
      <text:p text:style-name="P1"><text:span text:style-name="T2">2. Related works (Only a comparative table!) (2 pages) </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6">Year</text:p>
          </table:table-cell>
          <table:table-cell table:style-name="Table1.A1" office:value-type="string">
            <text:p text:style-name="P6">Topic and authors</text:p>
          </table:table-cell>
          <table:table-cell table:style-name="Table1.A1" office:value-type="string">
            <text:p text:style-name="P6">Overview of AML</text:p>
          </table:table-cell>
          <table:table-cell table:style-name="Table1.A1" office:value-type="string">
            <text:p text:style-name="P7">Computer Security</text:p>
          </table:table-cell>
          <table:table-cell table:style-name="Table1.A1" office:value-type="string">
            <text:p text:style-name="P6">Req</text:p>
          </table:table-cell>
          <table:table-cell table:style-name="Table1.A1" office:value-type="string">
            <text:p text:style-name="P6">Secure learning</text:p>
          </table:table-cell>
          <table:table-cell table:style-name="Table1.A1" office:value-type="string">
            <text:p text:style-name="P6">Approche</text:p>
          </table:table-cell>
          <table:table-cell table:style-name="Table1.A1" office:value-type="string">
            <text:p text:style-name="P6">Solution</text:p>
          </table:table-cell>
        </table:table-row>
        <table:table-row table:style-name="Table1.2">
          <table:table-cell table:style-name="Table1.A1" office:value-type="string">
            <text:p text:style-name="P6">2012</text:p>
          </table:table-cell>
          <table:table-cell table:style-name="Table1.A1" office:value-type="string">
            <text:p text:style-name="P1">I. Corona, R. Tronci, G. Giacinto, A Pattern Recognition System to the Protection of Web Services</text:p>
          </table:table-cell>
          <table:table-cell table:style-name="Table1.A1" office:value-type="string">
            <text:p text:style-name="P6">O</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text:span text:style-name="T4">O</text:span></text:p>
          </table:table-cell>
          <table:table-cell table:style-name="Table1.A1" office:value-type="string">
            <text:p text:style-name="P6">X</text:p>
          </table:table-cell>
        </table:table-row>
        <text:soft-page-break/>
        <table:table-row table:style-name="Table1.3">
          <table:table-cell table:style-name="Table1.A1" office:value-type="string">
            <text:p text:style-name="P1">2012</text:p>
          </table:table-cell>
          <table:table-cell table:style-name="Table1.A1" office:value-type="string">
            <text:p text:style-name="P1">R. Perdisci, I. Corona, G. Giacinto, Early Detection of Malicious Flux Networks via Large Scale Passive DNS Traﬃc Analysis, IEEE Trans. on Dependable and Secure Computing, 9(5) pp. 714–726</text:p>
          </table:table-cell>
          <table:table-cell table:style-name="Table1.A1" office:value-type="string">
            <text:p text:style-name="P6">O</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text:span text:style-name="T4">O</text:span></text:p>
          </table:table-cell>
          <table:table-cell table:style-name="Table1.A1" office:value-type="string">
            <text:p text:style-name="P6">X</text:p>
          </table:table-cell>
        </table:table-row>
        <table:table-row table:style-name="Table1.4">
          <table:table-cell table:style-name="Table1.A1" office:value-type="string">
            <text:p text:style-name="P1">2011</text:p>
          </table:table-cell>
          <table:table-cell table:style-name="Table1.A1" office:value-type="string">
            <text:p text:style-name="P1">D. Ariu, R. Tronci, G. Giacinto, HMMPayl: an Intrusion Detection System based on Hidden Markov Models, Computers &amp; Security, 30, pp. 221–241</text:p>
          </table:table-cell>
          <table:table-cell table:style-name="Table1.A1" office:value-type="string">
            <text:p text:style-name="P6">O</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text:span text:style-name="T4">O</text:span></text:p>
          </table:table-cell>
          <table:table-cell table:style-name="Table1.A1" office:value-type="string">
            <text:p text:style-name="P6">X</text:p>
          </table:table-cell>
        </table:table-row>
        <text:soft-page-break/>
        <table:table-row table:style-name="Table1.5">
          <table:table-cell table:style-name="Table1.A1" office:value-type="string">
            <text:p text:style-name="P1">2009</text:p>
          </table:table-cell>
          <table:table-cell table:style-name="Table1.A1" office:value-type="string">
            <text:p text:style-name="P1">I. Corona, G. Giacinto, C. Mazzariello, F. Roli, C. Sansone, Information fusion for computer security: State of the art and open issues, Information Fusion, 10, pp. 274–284</text:p>
          </table:table-cell>
          <table:table-cell table:style-name="Table1.A1" office:value-type="string">
            <text:p text:style-name="P6">O</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row>
        <table:table-row table:style-name="Table1.6">
          <table:table-cell table:style-name="Table1.A1" office:value-type="string">
            <text:p text:style-name="P1">2008</text:p>
          </table:table-cell>
          <table:table-cell table:style-name="Table1.A1" office:value-type="string">
            <text:p text:style-name="P1">G. Giacinto, R. Perdisci, M. Del Rio, F. Roli, Intrusion detection in computer networks by a modular ensemble of one-class classiﬁers, Information Fusion, (1), pp. 69–82</text:p>
          </table:table-cell>
          <table:table-cell table:style-name="Table1.A1" office:value-type="string">
            <text:p text:style-name="P6">O</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row>
        <text:soft-page-break/>
        <table:table-row table:style-name="Table1.7">
          <table:table-cell table:style-name="Table1.A1" office:value-type="string">
            <text:p text:style-name="P1">2003</text:p>
          </table:table-cell>
          <table:table-cell table:style-name="Table1.A1" office:value-type="string">
            <text:p text:style-name="P1">G. Giacinto, F. Roli and L. Didaci, Fusion of multiple classiﬁers for intrusion detection in computer networks, Pattern Recognition Letters, 24(12), pp. 1795–1803</text:p>
          </table:table-cell>
          <table:table-cell table:style-name="Table1.A1" office:value-type="string">
            <text:p text:style-name="P6">O</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row>
        <table:table-row table:style-name="Table1.8">
          <table:table-cell table:style-name="Table1.A1" office:value-type="string">
            <text:p text:style-name="P1">2012</text:p>
          </table:table-cell>
          <table:table-cell table:style-name="Table1.A1" office:value-type="string">
            <text:p text:style-name="P1">Michael Brückner, Christian Kanzow, and Tobias Scheﬀer. Static Prediction Games for Adversarial Learning Problems.13:2617–2654</text:p>
          </table:table-cell>
          <table:table-cell table:style-name="Table1.A1" office:value-type="string">
            <text:p text:style-name="P6"><text:span text:style-name="T4">O</text:span></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ext:soft-page-break/>
        <table:table-row table:style-name="Table1.9">
          <table:table-cell table:style-name="Table1.A1" office:value-type="string">
            <text:p text:style-name="P1">2011</text:p>
          </table:table-cell>
          <table:table-cell table:style-name="Table1.A1" office:value-type="string">
            <text:p text:style-name="P1">Michael Brückner and Tobias Scheﬀer. Stackelberg games for adversarial prediction problems. </text:p>
          </table:table-cell>
          <table:table-cell table:style-name="Table1.A1" office:value-type="string">
            <text:p text:style-name="P6"><text:span text:style-name="T4">O</text:span></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able:table-row table:style-name="Table1.10">
          <table:table-cell table:style-name="Table1.A1" office:value-type="string">
            <text:p text:style-name="P1">2010</text:p>
          </table:table-cell>
          <table:table-cell table:style-name="Table1.A1" office:value-type="string">
            <text:p text:style-name="P1">Marco Barreno, Blaine Nelson, Anthony D. Joseph, and J. D. Tygar. The Security of</text:p>
            <text:p text:style-name="P1">Machine Learning. Machine Learning, 81(2):121–148</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ext:soft-page-break/>
        <table:table-row table:style-name="Table1.11">
          <table:table-cell table:style-name="Table1.A1" office:value-type="string">
            <text:p text:style-name="P1">2009</text:p>
          </table:table-cell>
          <table:table-cell table:style-name="Table1.A1" office:value-type="string">
            <text:p text:style-name="P1">Pavel Laskov and Marius Kloft. A Framework for Quantitative Security Analysis of Machine Learning, pages 1–4.</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able:table-row table:style-name="Table1.12">
          <table:table-cell table:style-name="Table1.A1" office:value-type="string">
            <text:p text:style-name="P1">1986</text:p>
          </table:table-cell>
          <table:table-cell table:style-name="Table1.A1" office:value-type="string">
            <text:p text:style-name="P1">Frank R. Hampel, Elvezio M. Ronchetti, Peter J. Rousseeuw, and Werner A.Stahel. Robust Statistics: The Approach Based on Inﬂuence Functions. John Wiley and Sons, New York, NY, USA.</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ext:soft-page-break/>
        <table:table-row table:style-name="Table1.13">
          <table:table-cell table:style-name="Table1.A1" office:value-type="string">
            <text:p text:style-name="P1">1981</text:p>
          </table:table-cell>
          <table:table-cell table:style-name="Table1.A1" office:value-type="string">
            <text:p text:style-name="P1">Peter Huber. Robust Statistics. John Wiley &amp; Sons, New York, NY, USA</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able:table-row table:style-name="Table1.14">
          <table:table-cell table:style-name="Table1.A1" office:value-type="string">
            <text:p text:style-name="P1">2006</text:p>
          </table:table-cell>
          <table:table-cell table:style-name="Table1.A1" office:value-type="string">
            <text:p text:style-name="P1">Nicolò Cesa-Bianchi and Gábor Lugosi. Prediction, Learning, and Games. Cambridge University Press</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cell table:style-name="Table1.A1" office:value-type="string">
            <text:p text:style-name="P6">X</text:p>
          </table:table-cell>
        </table:table-row>
        <text:soft-page-break/>
        <table:table-row table:style-name="Table1.15">
          <table:table-cell table:style-name="Table1.A1" office:value-type="string">
            <text:p text:style-name="P1">2012</text:p>
          </table:table-cell>
          <table:table-cell table:style-name="Table1.A1" office:value-type="string">
            <text:p text:style-name="P1">Daisuke Mashima and Alvaro A. Cardenas. Evaluating Electricity Theft Detectors in Smart Grid Networks. pp 210-229.</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row>
        <table:table-row table:style-name="Table1.16">
          <table:table-cell table:style-name="Table1.A1" office:value-type="string">
            <text:p text:style-name="P1">2011</text:p>
          </table:table-cell>
          <table:table-cell table:style-name="Table1.A1" office:value-type="string">
            <text:p text:style-name="P1">Alvaro A. Cardenas and Saurabh Amin and Zong-Syun Lin and Yu-Lun Huang and Chi-Yen Huang and Shankar Sastry. Attacks against process control systems: risk assessment, detection, and response. pp 355-366.</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row>
        <text:soft-page-break/>
        <table:table-row table:style-name="Table1.17">
          <table:table-cell table:style-name="Table1.A1" office:value-type="string">
            <text:p text:style-name="P1">2011</text:p>
          </table:table-cell>
          <table:table-cell table:style-name="Table1.A1" office:value-type="string">
            <text:p text:style-name="P1">D. Sculley, Matthew Eric Otey, Michael Pohl, Bridget Spitznagel, John Hainsworth, and Yunkai Zhou. Detecting Adversarial Advertisements in the Wild.</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text:span text:style-name="T4">O</text:span></text:p>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O</text:p>
          </table:table-cell>
        </table:table-row>
      </table:table>
      <text:p text:style-name="P1"><text:soft-page-break/></text:p>
      <text:p text:style-name="P2"/>
      <text:p text:style-name="P1"/>
      <text:p text:style-name="P1"/>
      <text:p text:style-name="P2"/>
      <text:p text:style-name="P2"/>
      <text:p text:style-name="P2"/>
      <text:p text:style-name="P2"/>
      <text:p text:style-name="P2"/>
      <text:p text:style-name="P1"><text:span text:style-name="T2">3. Methodology employed (1,5 page) </text:span></text:p>
      <text:p text:style-name="P3"/>
      <text:p text:style-name="P1">Machine Learning for Computer Security</text:p>
      <text:p text:style-name="P1"><text:tab/>State-of-the-art</text:p>
      <text:p text:style-name="P1"><text:tab/>Open Issues and Research Directions</text:p>
      <text:p text:style-name="P1"><text:tab/>Future Applications</text:p>
      <text:p text:style-name="P1"/>
      <text:p text:style-name="P1">Secure Learning: Theory and Methods</text:p>
      <text:p text:style-name="P1"><text:tab/>State-of-the-art</text:p>
      <text:p text:style-name="P1"><text:tab/>Open Issues and Research Directions</text:p>
      <text:p text:style-name="P1"><text:tab/>Secure Learning and Data Privacy</text:p>
      <text:p text:style-name="P1"/>
      <text:p text:style-name="P1"><text:soft-page-break/>Future Applications of Secure Learning</text:p>
      <text:p text:style-name="P1"><text:tab/>State-of-the-art and emerging technologies: Where do adversaries attack next?</text:p>
      <text:p text:style-name="P1"><text:tab/>Recommendations and Research Priorities</text:p>
      <text:p text:style-name="P2"/>
      <text:p text:style-name="P1"><text:span text:style-name="T2">4. Results found and Perspectives (2 pages)</text:span></text:p>
      <text:p text:style-name="P2"/>
      <text:p text:style-name="P1"><text:span text:style-name="T2">4.1 Results found</text:span></text:p>
      <text:p text:style-name="P2"/>
      <text:p text:style-name="P1"><text:s/>Identiﬁcation of open issues and research priorities including the need for transparency, interpretability and trust for secure learning approaches, the need for preventive measures and the potential for using learning in penetration testing, and the need for scalable procedures. </text:p>
      <text:p text:style-name="P1">Identiﬁcation of future applications for secure learning including detecting advanced persistent threats, dynamic authentication, autonomous monitoring, and crime prediction.</text:p>
      <text:p text:style-name="P1"/>
      <text:p text:style-name="P1">identiﬁcation of set of key open questions including what should be achieved by secure learning, how can we know the adversary, and what is the appropriate role of secure learning within a secure system?</text:p>
      <text:p text:style-name="P1"/>
      <text:p text:style-name="P1">compiled list of major research priorities including the need to address poisoning attacks and the need for benchmarks and penetration testing. highlight privacy, non-stationarity of data, and the lack of ground truth as the major hindrances to the production of adequate benchmark datasets for secure learning.</text:p>
      <text:p text:style-name="P1"/>
      <text:p text:style-name="P1"><text:span text:style-name="T2">4.2 Perspectives</text:span></text:p>
      <text:p text:style-name="P2"/>
      <text:p text:style-name="P1">a- The need for learning approaches to provide a greater degree of trust for seamless</text:p>
      <text:p text:style-name="P1">integration of these approaches in security applications</text:p>
      <text:p text:style-name="P1">b- Design problems for incorporating secure learning technologies into security</text:p>
      <text:p text:style-name="P1">applications</text:p>
      <text:p text:style-name="P1"><text:soft-page-break/>c- The need for a more methodical approach to secure learning</text:p>
      <text:p text:style-name="P1">d- Construction of benchmarks and case studies for secure learning</text:p>
      <text:p text:style-name="P2"/>
      <text:p text:style-name="P2"/>
      <text:p text:style-name="P3"/>
      <text:p text:style-name="P3"/>
      <text:p text:style-name="P3"/>
      <text:p text:style-name="P3"/>
      <text:p text:style-name="P3"/>
      <text:p text:style-name="P3"/>
      <text:p text:style-name="P3"/>
      <text:p text:style-name="P3"/>
      <text:p text:style-name="P1"><text:span text:style-name="T2">5. Most important publications for this work. (0,5 page)</text:span></text:p>
      <text:p text:style-name="P4"/>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2"><text:span text:style-name="T1">N°</text:span></text:p>
          </table:table-cell>
          <table:table-cell table:style-name="Table2.A1" office:value-type="string">
            <text:p text:style-name="P13"><text:span text:style-name="T1">Parts</text:span></text:p>
            <text:p text:style-name="P14"/>
          </table:table-cell>
          <table:table-cell table:style-name="Table2.A1" office:value-type="string">
            <text:p text:style-name="P13"><text:span text:style-name="T1"><text:s text:c="5"/>Main Refrences</text:span></text:p>
            <text:p text:style-name="P16"/>
          </table:table-cell>
        </table:table-row>
        <table:table-row table:style-name="Table2.1">
          <table:table-cell table:style-name="Table2.A1" office:value-type="string">
            <text:p text:style-name="P12"><text:span text:style-name="T1">1</text:span></text:p>
          </table:table-cell>
          <table:table-cell table:style-name="Table2.A1" office:value-type="string">
            <text:p text:style-name="P8">Overview and Adversarial Machine Learning</text:p>
            <text:p text:style-name="P15"/>
          </table:table-cell>
          <table:table-cell table:style-name="Table2.A1" office:value-type="string">
            <text:p text:style-name="P12"><text:tab/> <text:tab/> <text:tab/> <text:tab/></text:p>
            <text:p text:style-name="P7">L. Huang, A.D. Joseph, B. Nelson, B.I.P. Rubinstein, J.D. Tygar, “Adversarial machine learning,”</text:p>
            <text:p text:style-name="P7">in Proc. of the 4th ACM Workshop on Security and Artificial Intelligence (AISec’11), pp. 43–58, ACM.</text:p>
          </table:table-cell>
        </table:table-row>
        <table:table-row table:style-name="Table2.3">
          <table:table-cell table:style-name="Table2.A1" office:value-type="string">
            <text:p text:style-name="P12"><text:span text:style-name="T1">2</text:span></text:p>
            <text:p text:style-name="P15"/>
            <text:p text:style-name="P15"/>
          </table:table-cell>
          <table:table-cell table:style-name="Table2.A1" office:value-type="string">
            <text:p text:style-name="P13">Adversarial Learning and Game-theoretic Approaches</text:p>
          </table:table-cell>
          <table:table-cell table:style-name="Table2.A1" office:value-type="string">
            <text:p text:style-name="P12"><text:span text:style-name="T2"><text:tab/> <text:tab/> <text:tab/> <text:tab/></text:span></text:p>
            <text:p text:style-name="P7">-M. Brückner, C. Kanzow, T. Scheffer, “Static Prediction Games for Adversarial Learning Problems,” in Journal of Machine Learning Research 13:2617-2654, 2012.</text:p>
            <text:p text:style-name="P7">-C. Dimitrakakis, “Sparse Reward Processes,” arXiv:1201.2555v2 [cs.LG] , 2012.</text:p>
            <text:p text:style-name="P7">-Dimitrakakis, A. Mitrokotsa, “Near-Optimal Node Blacklisting in Adversarial Networks,” arXiv:1208.5641 [cs.CR], 2012.</text:p>
            <text:p text:style-name="P7">-B. Nelson, B. Biggio, P. Laskov., “Understanding the Risk Factors of Learning in Adversarial Environments,” in Proc. of the 4th ACM Wworkshop on Security and Artificial Intelligence (AISec’11). pp. 87-92, ACM.</text:p>
            <text:p text:style-name="P7">- B.I.P. Rubinstein, P.L. Bartlett, L. Huang, N. Taft, “Learning in a Large Function Space: Privacy-Preserving Mechanisms for SVM Learning,” in Special Issue on Statistical and Learning-Theoretic Challenges in Data Privacy, Journal of Privacy and Confidentiality, 4(1), pp. 65–100, 2012.</text:p>
          </table:table-cell>
        </table:table-row>
        <table:table-row table:style-name="Table2.4">
          <table:table-cell table:style-name="Table2.A1" office:value-type="string">
            <text:p text:style-name="P12"><text:span text:style-name="T1">3</text:span></text:p>
          </table:table-cell>
          <table:table-cell table:style-name="Table2.A1" office:value-type="string">
            <text:p text:style-name="P12"><text:span text:style-name="T2"><text:tab/> <text:tab/> <text:tab/> <text:tab/></text:span></text:p>
            <text:p text:style-name="P8">Secure Learning Applications, Evaluation, and Practices</text:p>
            <text:p text:style-name="P15"/>
          </table:table-cell>
          <table:table-cell table:style-name="Table2.A1" office:value-type="string">
            <text:p text:style-name="P12">-D. Sculley, M.E. Otey, M. Pohl, B. Spitznagel, J. Hainsworth, Y. Zhou, “Detecting Adversarial Advertisements in the Wild,” in Proc. of the Int’l Conf. on Data Mining and Knowledge Discovery (KDD’11).</text:p>
            <text:p text:style-name="P12"><text:tab/> <text:tab/> <text:tab/> <text:tab/></text:p>
            <text:p text:style-name="P6">-S. Afroz, M. Brennan, R. Greenstadt, “Detecting Hoaxes, Frauds, and Deception in Writing Style Online,” IEEE Security and Privacy, 2012</text:p>
            <text:p text:style-name="P12"><text:tab/> <text:tab/> <text:tab/> <text:tab/></text:p>
            <text:p text:style-name="P6">-Fabian Yamaguchi, Markus Lottmann, and Konrad Rieck. Generalized Vulnerability Extrapolation using Abstract Syntax Trees. Annual Computer Security Applications Conference (ACSAC), December 2012</text:p>
            <text:p text:style-name="P6"/>
            <text:p text:style-name="P6">-V. Zwanger, F.C. Freiling, “Kernel Mode API Spectroscopy for Incident Response and Digital Forensics,” PPREV 2013 (ACM SIGPLAN Program Protection and Reverse Engineering Workshop), Rome.</text:p>
          </table:table-cell>
        </table:table-row>
      </table:table>
      <text:p text:style-name="P4"><text:soft-page-break/></text:p>
      <text:p text:style-name="P2"/>
      <text:p text:style-name="P2"/>
      <text:p text:style-name="P1"><text:span text:style-name="T1">LIENS</text:span></text:p>
      <text:p text:style-name="P2"/>
      <text:p text:style-name="P1"><text:a xlink:type="simple" xlink:href="https://en.wikipedia.org/wiki/Adversarial_machine_learning" text:style-name="Internet_20_link" text:visited-style-name="Visited_20_Internet_20_Link"><text:span text:style-name="T5">https://en.wikipedia.org/wiki/Adversarial_machine_learning</text:span></text:a> 13/03/17</text:p>
      <text:p text:style-name="P1"><text:a xlink:type="simple" xlink:href="https://en.wikipedia.org/wiki/Computer_security" text:style-name="Internet_20_link" text:visited-style-name="Visited_20_Internet_20_Link"><text:span text:style-name="T5">https://en.wikipedia.org/wiki/Computer_security</text:span></text:a> <text:s text:c="18"/>13/03/17</text:p>
      <text:p text:style-name="P1"><text:a xlink:type="simple" xlink:href="https://en.wikipedia.org/wiki/Machine_learning" text:style-name="Internet_20_link" text:visited-style-name="Visited_20_Internet_20_Link"><text:span text:style-name="T5">https://en.wikipedia.org/wiki/Machine_learning</text:span></text:a> <text:s text:c="18"/>13/03/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6" meta:paragraph-count="209" meta:word-count="1299" meta:character-count="8599" meta:non-whitespace-character-count="7424"/>
    <meta:generator>LibreOfficeDev/5.1.0.3$Linux_X86_64 LibreOffice_project/</meta:generator>
  </office:meta>
</office:document-meta>
</file>